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2.5138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2.5571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1.6453in"/>
    </style:style>
    <style:style style:name="co14" style:family="table-column">
      <style:table-column-properties fo:break-before="auto" style:column-width="2.0528in"/>
    </style:style>
    <style:style style:name="co15" style:family="table-column">
      <style:table-column-properties fo:break-before="auto" style:column-width="1.2807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0.5945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35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2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6" table:number-columns-repeated="16367" table:default-cell-style-name="Default"/>
        <table:table-row table:style-name="ro1">
          <table:table-cell/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table:formula="of:=DEC2HEX([.B2]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[.N2]-[.O2])*16" office:value-type="float" office:value="208" calcext:value-type="float">
            <text:p>208</text:p>
          </table:table-cell>
          <table:table-cell table:formula="of:=[.M2]-[.P2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formula="of:=DEC2HEX([.B3]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[.N3]-[.O3])*16" office:value-type="float" office:value="208" calcext:value-type="float">
            <text:p>208</text:p>
          </table:table-cell>
          <table:table-cell table:formula="of:=[.M3]-[.P3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formula="of:=DEC2HEX([.B4]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formula="of:=DEC2HEX([.B5]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formula="of:=DEC2HEX([.B6])" office:value-type="string" office:string-value="36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formula="of:=DEC2HEX([.B7]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8]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9]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0]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formula="of:=DEC2HEX([.B11]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table:formula="of:=DEC2HEX(60)" office:value-type="string" office:string-value="3C" calcext:value-type="string">
            <text:p>3C</text:p>
          </table:table-cell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formula="of:=DEC2HEX([.B13]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formula="of:=DEC2HEX([.B14]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5]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6]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7])" office:value-type="string" office:string-value="" calcext:value-type="error">
            <text:p>#VALUE!</text:p>
          </table:table-cell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8]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9])" office:value-type="string" office:string-value="" calcext:value-type="error">
            <text:p>#VALUE!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0])" office:value-type="string" office:string-value="" calcext:value-type="error">
            <text:p>#VALUE!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1])" office:value-type="string" office:string-value="" calcext:value-type="error">
            <text:p>#VALUE!</text:p>
          </table:table-cell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2])" office:value-type="string" office:string-value="" calcext:value-type="error">
            <text:p>#VALUE!</text:p>
          </table:table-cell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3])" office:value-type="string" office:string-value="" calcext:value-type="error">
            <text:p>#VALUE!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4])" office:value-type="string" office:string-value="" calcext:value-type="error">
            <text:p>#VALUE!</text:p>
          </table:table-cell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5])" office:value-type="string" office:string-value="" calcext:value-type="error">
            <text:p>#VALUE!</text:p>
          </table:table-cell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6])" office:value-type="string" office:string-value="" calcext:value-type="error">
            <text:p>#VALUE!</text:p>
          </table:table-cell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7]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formula="of:=DEC2HEX(62)" office:value-type="string" office:string-value="3E" calcext:value-type="string">
            <text:p>3E</text:p>
          </table:table-cell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formula="of:=DEC2HEX([.B29]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table:formula="of:=DEC2HEX([.B30]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DEC2HEX([.B31]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formula="of:=DEC2HEX([.B32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formula="of:=DEC2HEX([.B33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formula="of:=DEC2HEX([.B34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table:formula="of:=DEC2HEX([.B35]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formula="of:=DEC2HEX([.B36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37]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DEC2HEX([.B38]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2256" calcext:value-type="float">
            <text:p>2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39])" office:value-type="string" office:string-value="" calcext:value-type="error">
            <text:p>#VALUE!</text:p>
          </table:table-cell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0])" office:value-type="string" office:string-value="" calcext:value-type="error">
            <text:p>#VALUE!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1])" office:value-type="string" office:string-value="" calcext:value-type="error">
            <text:p>#VALUE!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2])" office:value-type="string" office:string-value="" calcext:value-type="error">
            <text:p>#VALUE!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3])" office:value-type="string" office:string-value="" calcext:value-type="error">
            <text:p>#VALUE!</text:p>
          </table:table-cell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4])" office:value-type="string" office:string-value="" calcext:value-type="error">
            <text:p>#VALUE!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5])" office:value-type="string" office:string-value="" calcext:value-type="error">
            <text:p>#VALUE!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6]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formula="of:=DEC2HEX([.B47])" office:value-type="string" office:string-value="37" calcext:value-type="string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8]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114)" office:value-type="string" office:string-value="72" calcext:value-type="string">
            <text:p>72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50])" office:value-type="string" office:string-value="" calcext:value-type="error">
            <text:p>#VALUE!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34)" office:value-type="string" office:string-value="22" calcext:value-type="string">
            <text:p>22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2])" office:value-type="string" office:string-value="" calcext:value-type="error">
            <text:p>#VALUE!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3])" office:value-type="string" office:string-value="" calcext:value-type="error">
            <text:p>#VALUE!</text:p>
          </table:table-cell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4])" office:value-type="string" office:string-value="" calcext:value-type="error">
            <text:p>#VALUE!</text:p>
          </table:table-cell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5])" office:value-type="string" office:string-value="" calcext:value-type="error">
            <text:p>#VALUE!</text:p>
          </table:table-cell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6])" office:value-type="string" office:string-value="" calcext:value-type="error">
            <text:p>#VALUE!</text:p>
          </table:table-cell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7])" office:value-type="string" office:string-value="" calcext:value-type="error">
            <text:p>#VALUE!</text:p>
          </table:table-cell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8])" office:value-type="string" office:string-value="" calcext:value-type="error">
            <text:p>#VALUE!</text:p>
          </table:table-cell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9])" office:value-type="string" office:string-value="" calcext:value-type="error">
            <text:p>#VALUE!</text:p>
          </table:table-cell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0])" office:value-type="string" office:string-value="" calcext:value-type="error">
            <text:p>#VALUE!</text:p>
          </table:table-cell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672" calcext:value-type="float">
            <text:p>672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1])" office:value-type="string" office:string-value="" calcext:value-type="error">
            <text:p>#VALUE!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2])" office:value-type="string" office:string-value="" calcext:value-type="error">
            <text:p>#VALUE!</text:p>
          </table:table-cell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3])" office:value-type="string" office:string-value="" calcext:value-type="error">
            <text:p>#VALUE!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4])" office:value-type="string" office:string-value="" calcext:value-type="error">
            <text:p>#VALUE!</text:p>
          </table:table-cell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5])" office:value-type="string" office:string-value="" calcext:value-type="error">
            <text:p>#VALUE!</text:p>
          </table:table-cell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6]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67]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7:41:36.2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4T17:42:40.836000000</dc:date>
    <meta:editing-duration>PT11H17M37S</meta:editing-duration>
    <meta:editing-cycles>109</meta:editing-cycles>
    <meta:generator>LibreOffice/24.2.1.2$Windows_X86_64 LibreOffice_project/db4def46b0453cc22e2d0305797cf981b68ef5ac</meta:generator>
    <meta:document-statistic meta:table-count="2" meta:cell-count="9280" meta:object-count="0"/>
  </office:meta>
</office:document-meta>
</file>